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8" style:family="paragraph" style:parent-style-name="Table_20_Contents">
      <style:text-properties officeooo:rsid="000cf989" officeooo:paragraph-rsid="001009f9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officeooo:paragraph-rsid="0010332d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Azione_20_attore">
      <style:text-properties officeooo:rsid="001a4f08" officeooo:paragraph-rsid="000cf989"/>
    </style:style>
    <style:style style:name="P14" style:family="paragraph" style:parent-style-name="Azione_20_attore" style:list-style-name="Numerazione_20_UC">
      <style:text-properties officeooo:rsid="001a4f08" officeooo:paragraph-rsid="0027638a"/>
    </style:style>
    <style:style style:name="P15" style:family="paragraph" style:parent-style-name="Azione_20_attore" style:list-style-name="Numerazione_20_UC">
      <style:text-properties officeooo:paragraph-rsid="00225e36"/>
    </style:style>
    <style:style style:name="P16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7638a"/>
    </style:style>
    <style:style style:name="P17" style:family="paragraph" style:parent-style-name="Azione_20_attore" style:list-style-name="Numerazione_20_UC">
      <style:text-properties officeooo:rsid="0015e382" officeooo:paragraph-rsid="0027638a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sistema" style:list-style-name="Numerazione_20_UC">
      <style:text-properties fo:font-weight="normal" officeooo:rsid="001a4f08" officeooo:paragraph-rsid="0027638a" style:font-weight-asian="normal" style:font-weight-complex="normal"/>
    </style:style>
    <style:style style:name="P20" style:family="paragraph" style:parent-style-name="Azione_20_sistema">
      <style:text-properties officeooo:rsid="0015e382" officeooo:paragraph-rsid="0015e382"/>
    </style:style>
    <style:style style:name="P2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2f53f"/>
    </style:style>
    <style:style style:name="T2" style:family="text">
      <style:text-properties fo:font-weight="normal" officeooo:rsid="0015e382" style:font-weight-asian="normal" style:font-weight-complex="normal"/>
    </style:style>
    <style:style style:name="T3" style:family="text">
      <style:text-properties fo:font-weight="normal" officeooo:rsid="0015ec24" style:font-weight-asian="normal" style:font-weight-complex="normal"/>
    </style:style>
    <style:style style:name="T4" style:family="text">
      <style:text-properties fo:font-weight="normal" officeooo:rsid="001a4f08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14a617"/>
    </style:style>
    <style:style style:name="T7" style:family="text">
      <style:text-properties officeooo:rsid="0015e382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a9995"/>
    </style:style>
    <style:style style:name="T11" style:family="text">
      <style:text-properties officeooo:rsid="001cad2e"/>
    </style:style>
    <style:style style:name="T12" style:family="text">
      <style:text-properties officeooo:rsid="000db710"/>
    </style:style>
    <style:style style:name="T13" style:family="text">
      <style:text-properties officeooo:rsid="0010332d"/>
    </style:style>
    <style:style style:name="T14" style:family="text">
      <style:text-properties officeooo:rsid="0025720b"/>
    </style:style>
    <style:style style:name="T15" style:family="text">
      <style:text-properties officeooo:rsid="0027638a"/>
    </style:style>
    <style:style style:name="T16" style:family="text">
      <style:text-properties officeooo:rsid="00290439"/>
    </style:style>
    <style:style style:name="T17" style:family="text">
      <style:text-properties officeooo:rsid="002ac7a2"/>
    </style:style>
    <style:style style:name="T18" style:family="text">
      <style:text-properties officeooo:rsid="002ac82b"/>
    </style:style>
    <style:style style:name="T19" style:family="text">
      <style:text-properties officeooo:rsid="002b4501"/>
    </style:style>
    <style:style style:name="T20" style:family="text">
      <style:text-properties officeooo:rsid="002bd10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6">Inserimento </text:span><text:span text:style-name="T9">Attività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<text:span text:style-name="T18">educatore didattico</text:span> accede al sistema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217024" text:style-name="Numerazione_20_UC">
              <text:list-header>
                <text:p text:style-name="P13"/>
              </text:list-header>
              <text:list-item text:start-value="1">
                <text:p text:style-name="P15"><text:span text:style-name="T1">L'</text:span><text:span text:style-name="T15">Educatore didattico</text:span><text:span text:style-name="T1"> </text:span><text:span text:style-name="T12"><text:s/>accede alla sezione </text:span><text:span text:style-name="T9">Registro</text:span></text:p>
              </text:list-item>
              <text:list-item>
                <text:p text:style-name="P14">L' <text:span text:style-name="T15">Educatore didattico</text:span> seleziona la classe per cui vuole inserire l'attività </text:p>
              </text:list-item>
              <text:list-item>
                <text:p text:style-name="P19">L' <text:span text:style-name="T15">Educatore didattico</text:span> seleziona la fuzion<text:span text:style-name="T10">alità</text:span> Attività Odierna</text:p>
              </text:list-item>
              <text:list-item>
                <text:p text:style-name="P21"><text:span text:style-name="T3">Il sistema </text:span><text:span text:style-name="T2">mostra </text:span><text:span text:style-name="T3"><text:s/></text:span><text:span text:style-name="T4">una finestra da compilare</text:span></text:p>
              </text:list-item>
              <text:list-item>
                <text:p text:style-name="P16">L' <text:span text:style-name="T15">Educatore didattico</text:span> <text:span text:style-name="T9">inserisce </text:span><text:span text:style-name="T19">titolo,</text:span><text:span text:style-name="T9">una descrizione dell'attività svolta e la categoria di appartenenza</text:span></text:p>
              </text:list-item>
              <text:list-item>
                <text:p text:style-name="P17">L' <text:span text:style-name="T15">Educatore didattico</text:span> sottomette <text:span text:style-name="T9">l'attività</text:span></text:p>
              </text:list-item>
              <text:list-item>
                <text:p text:style-name="P20">Il sistema memorizza <text:span text:style-name="T9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3">L'educatore didatti</text:span><text:span text:style-name="T14">co</text:span><text:span text:style-name="T13"> </text:span><text:span text:style-name="T7">ha inserito </text:span><text:span text:style-name="T15">l'attività</text:span><text:span text:style-name="T13"> </text:span><text:span text:style-name="T7">correttamente, ha confermato l' operazione e il sistema ha aggiornato l'elenco </text:span><text:span text:style-name="T13">dei questionari.</text:span></text:p>
            <text:p text:style-name="P11">L'<text:span text:style-name="T14">educatore didattico</text:span><text:span text:style-name="T13"> </text:span>ha annullato l' operazione <text:s/>e il sistema non ha aggiornato l'elenco <text:span text:style-name="T13">de</text:span><text:span text:style-name="T16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7227796" text:style-name="L1">
              <text:list-item>
                <text:p text:style-name="P12">Nel caso di un errore <text:span text:style-name="T17">da parte dell'educatore</text:span>, il sistema mostra all’<text:span text:style-name="T17">educatore</text:span>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10"/>
      <text:p text:style-name="P5"><text:span text:style-name="T8">UC_H_</text:span><text:span text:style-name="T9">55</text:span><text:span text:style-name="T8">_</text:span><text:span text:style-name="T11">educatore_</text:span><text:span text:style-name="T8">inserimento_</text:span><text:span text:style-name="T9">attività_registro</text:span><text:span text:style-name="T8">: </text:span><text:span text:style-name="T6">Inserimento </text:span><text:span text:style-name="T9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M</meta:editing-duration>
    <meta:editing-cycles>35</meta:editing-cycles>
    <meta:generator>LibreOffice/3.6$Windows_x86 LibreOffice_project/da8c1e6-fd468f4-454e206-f42a4a9-143cfd</meta:generator>
    <dc:date>2012-11-22T17:09:21.47</dc:date>
    <meta:document-statistic meta:table-count="1" meta:image-count="0" meta:object-count="0" meta:page-count="1" meta:paragraph-count="24" meta:word-count="151" meta:character-count="1120" meta:non-whitespace-character-count="996"/>
  </office:meta>
</office:document-meta>
</file>